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underline-style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0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Some remarks on Parashat [Hebrew] ([Hebrew])/</text:p>
      <text:p text:style-name="P6"/>
      <text:p text:style-name="P6">[Page 1]</text:p>
      <text:p text:style-name="P6">Dear Brethren! <text:s/>It is a common saying among the Rabbis, that/ the rales of morality claim priority to the injunctions of the law/ [Hebrew]; for, they believe that without the/ former the social compact would soon verge on destruction, while/ the latter; as far as it regards religious observances--are binding/ only upon a comparatively small portion of the human family./ <text:s/>And so true is their axiom, that if we consult the pages of sacred/ history, we shall discover that whenever Divine Justice scourged/ the world, it was either to repress crime, or to blight the growth/ of immorality, which threatened to deaden the germs of all virtues./ <text:s/>One hundred and twenty years did the Deity defer a chastisement,/ which increasing delinquencies had called for, but when open/ violence--which implies a total abandonment to vice--had/ corrupted men's habits, the annihilating deluge swept off/ the sin<text:span text:style-name="T2">ners</text:span> with the sinners. <text:s/>And if Sodom and its adjacent/ cities underwent subversion, it was to preclude a further/ inroad of the deeds of turpitude committed within their walls./ <text:s/>Again; could we recall to memory all the lessons bequeathed/ to us in the heavenly volumes, we would trace in them the/</text:p>
      <text:p text:style-name="P6"/>
      <text:p text:style-name="P6">[Page 2]</text:p>
      <text:p text:style-name="P6">same spirit, which induced our Sages to give morality precedence/ to ceremonial precepts. <text:s/>Thus, by way of example, when/ the shepherd King, communing with his own mind, asked who/ shall reach the <text:soft-page-break/>apex of eternal glory, he answered his own/ query, by enumerating those moral virtues, which alone constitute/ true piety [Hebrew]/ [Hebrew] "He that walketh uprightly, and acteth righteously/ and speaketh the truth in his heart; he that backbiteth not with/ the tongue, nor doeth evil to his neighbour, nor taketh up a/ reproach against his fellow-man, and so forth. <text:s/>In like/ manner when the same monarch inquired how could man attain/ longevity and happiness, the reply was [Hebrew] "Depart from/ evil and do good" [Hebrew] "seek peace and follow it." <text:s/>Nor/ are the inspired bards of Israel less eager in inculcating a/ similar instruction; nay, when they warn and when they/ teach, morality is mainly the substance of their themes [Hebrew]/ [Hebrew] "Seek good and not evil that ye may live"/ [Hebrew] "Seek justice, relieve the oppressed" Such is/ my friends! the language employed by our prophets./</text:p>
      <text:p text:style-name="P6"/>
      <text:p text:style-name="P6">[Page 3]</text:p>
      <text:p text:style-name="P6">Let none of you, however erroneously imagine that those godly/ men attached no importance to the <text:span text:style-name="T5">practices</text:span><text:span text:style-name="T6"> of our holy religion,/ for, they, on the contrary, loudly condemned the desecrations of the/ sabbath-day, the partaking of forbidden viands, the blending/ of our blood with that of gentiles, the irreverence exhibited at/ the altar of our God and of various ordinances disregarded even/ in those ancient days by many an Israelite. <text:s/>But if they more/ repeatedly and emphatically lamented the laxity of moral</text:span><text:span text:style-name="T4">s</text:span><text:span text:style-name="T6">/ principles, it was because they deemed the latter the basis where-/-upon the social edifice rests; and without which the external/ marks of religion would be valueless. <text:s/>And in point of fact,/ if it is true (and none should doubt it) that cerimonial[sic!]/ behests lend not only to the healthful maintenance of our/ minds and bodies, but also to the purification of our souls, how/ could the mere performance of the same, divested of the sen-/-timents, whence they should emanate, secure to us spiritual/ advancement? <text:s/>Let us in all sincerity ask ourselves:/</text:span></text:p>
      <text:p text:style-name="P6"><text:span text:style-name="T6"/></text:p>
      <text:p text:style-name="P6"><text:span text:style-name="T6">[Page 4]</text:span></text:p>
      <text:p text:style-name="P6"><text:span text:style-name="T6">Can we with holiness and purity discharge those ordinances,/ whilst our mind is engrossed in conceiving deceit against our/ neighbour, or when it is bent on worldly cravings? <text:s/>If/ pride elates our hearts, and envy and jealousy harbour/ within our breasts, with our arraying ourselves with the/ distinctive tokens of Judaism--with the phylactories and/ the four-cornered robe, entitle us to a seat among the blessed?/ <text:s/>No, my Brethren! <text:s/>They </text:span><text:span text:style-name="T5">are</text:span><text:span text:style-name="T6"> important, they are very essential/ for the preservation of </text:span><text:span text:style-name="T5">our</text:span><text:span text:style-name="T6"> creed, but unaccompanied with/ morality, they are of no avail. <text:s/>Morality, yes, morality/ is the </text:span><text:span text:style-name="T3">point</text:span><text:span text:style-name="T6"> pivot around which religion turns; hence/ have our Rabbins declared that "the law of God cannot/ subsist where morality is absent" [Hebrew]/ and this seems to me to have been the main cause which/ has, at all periods, rendered proselytism alien to our/ institutions. <text:s/>Judaism was not considered by our Teachers,/ the exclusive vehicle to salvation. <text:s/>They taught in their/ schools that "pious men of other beliefs, will also share/</text:span></text:p>
      <text:p text:style-name="P6"><text:span text:style-name="T6"/></text:p>
      <text:p text:style-name="P6"><text:span text:style-name="T6">[Page 5]</text:span></text:p>
      <text:p text:style-name="P6"><text:span text:style-name="T6">everlasting bliss [Hebrew]; so that while they/ recommended their brethren to be scrupulously observant of all/ their tenets, they required from the stranger that inhabited Judea,/ strict adherence only to the seven Noachite precepts, as those which/ are binding upon every human being, and on which the conti-/-nuance of society at large is depending. <text:s/>Indeed, if we/ consult Talmudical authority, we may conclude that the/ promulgation of those Divine injunctions dates not alone from/ Noah's age, but that it is coeval with the existence of/ man; for, we deduce it from a passage occurring in the/ second Chapter of Genesis. <text:s/>Hence, Adam as the father of/ all mankind was to teach his posterity, that homicide, theft,/ incest, the mutilating of irrational animals, blasphemy, ar-/-bitrary judgment, and the sacrificing to leud[sic!] idolatry, are/ the seven abominations of God's heart [Hebrew]. <text:s/>The/ last may perhaps be objected to, as an encroachment on/ freedom of actions, but when we call to mind the bacchanals,/ the carousals in which heathens indulged; the human/</text:span></text:p>
      <text:p text:style-name="P6"><text:span text:style-name="T6"/></text:p>
      <text:p text:style-name="P6"><text:soft-page-break/><text:span text:style-name="T6">[Page 6]</text:span></text:p>
      <text:p text:style-name="P6"><text:span text:style-name="T6">victims they immolated at the shrine of their horrible gods, no/ one will censure a provision so necessary and so salutary./ <text:s/>The Hebrews might, as the benighted nations of antiquity com-/-monly practised, have constrained the conquered to become con-/-verts to the faith of the conqueror, but they shrank from/ compulsory actions; for, however they prized the Mosaic code/ and the Rabbinical institutions, though they esteemed the/ unflinching obedience to both imperative on all born of/ Israel, yet they had learnt to believe that from the fulfilment[sic!]/ of the seven Noachite precepts, happiness here and hereafter/ would also accrue to the foreigners that dwelt within their/ gates. <text:s/>True, history records that a descendant of the/ Macabees demanded from the vanquished Idumeans a total/ acquiescence in the religion of Israel, but this act which no/ authority sanctioned, was requested by the innumerable sorrows,/ which it cost our forefathers, for, out of those forced proselytes,/ sprung Herod, that viper that poisoned the life of Mattathias'/ noble race./</text:span></text:p>
      <text:p text:style-name="P6"><text:span text:style-name="T6"/></text:p>
      <text:p text:style-name="P6"><text:span text:style-name="T6">[Page 7]</text:span></text:p>
      <text:p text:style-name="P6"><text:span text:style-name="T6">My friends! <text:s/>To this long train of ideas I was led, by the contempla-/-tion of the noble character whose virtues are narrated in the/ section of this Sabbath, for, morality in the highest degree was/ the principal characteristic of the immortal Abraham. <text:s/>Some of/ his actions have been animadverted on, because they have been/ misconstrued, but to him who thinks and understands correctly,/ every tract in his life will appear loveable. <text:s/>It might be/ supererogatory to enlarge upon what we have just perused,/ but I cannot refrain from reverting to one passage, which I/ conceive to be transcendently[sic!] beautiful [Hebrew]/ [Hebrew]. <text:s/>"Abram said to the/ King of Sodom, I have lifted up my head into the Eternal, the/ Most High God, possessor of heaven and earth, that I will not/ take from a thread even to a shoe latchet; that I will not/ take any thing that is thine." <text:s/>The sword of a/ ruthless enemy had brought penury and death. <text:s/>Defenceless/ women and innocent sucklings had been made to swell his/ booty. <text:s/>Lot and all his wealth had likewise fallen/</text:span></text:p>
      <text:p text:style-name="P6"><text:span text:style-name="T6"/></text:p>
      <text:p text:style-name="P6"><text:span text:style-name="T6">[Page 8]</text:span></text:p>
      <text:p text:style-name="P6"><text:span text:style-name="T6">victims to the rapacious host. <text:s/>At so harrowing a tiding, the/ patriarch tarries not to deliberate. <text:s/>The voice of nature; the voice/ of humanity that loudly spoke within him, pointed out the course/ he should forthwith pursue. <text:s/>he quits his peaceful home,/ he relinquishes his profitable calling to don the armour. <text:s/>A/ heavenly shield renders him impervious to the inimical steel./ <text:s/>"He who raised up the righteous man from the east, and called/ him to his foot, gave nations before him. <text:s/>He gave them as the/ dust to his sword, and as driven stubble to his bow" [Hebrew]/ [Hebrew]. <text:s/>Thankful/ because of a deliverance so unlooked for, the King of Sodom profers[sic!] that/ to which the laws of war entitled the deliverer. <text:s/>But the father of/ the faithful was guided by a higher law than human conven-/tionalities. <text:s/>Morality not less than inborn philanthropy had/ attained fro him the most glorious of all titles "the friend of/ God [Hebrew], and the same actuated him also on the occasion/ to which we have referred. <text:s/>The victor who entered the devastated/ cities with the substance wrested from the spoiler, did not/</text:span></text:p>
      <text:p text:style-name="P6"><text:span text:style-name="T6"/></text:p>
      <text:p text:style-name="P6"><text:span text:style-name="T6">[Page 9]</text:span></text:p>
      <text:p text:style-name="P6"><text:span text:style-name="T6">plume himself on his skill or prowess, he did not vaunt his/ well concerted actions by which he foiled the aggressor, but/ joyful at having discharged a solemn duty towards his relative/ aid his fellow-men, he thrusts the sword away to respond to the/ softer feelings of his excellent nature [Hebrew], "He returned/ </text:span><text:span text:style-name="T5">all</text:span><text:span text:style-name="T6"> the goods. <text:s/>Not a little of that which he might have/ demanded, would be appropriate to himself or receive, for not to/ conquer had he hastened to the battle-field, but to save life/ and to restore peace. <text:s/>Oh! that his deportment were the exemplar/ of modern combattants[sic!]! <text:s/>How much would it contribute to/ assuage the fierceness of the belligerents. <text:s/>How greatly </text:span><text:span text:style-name="T3">gr</text:span><text:span text:style-name="T6"> would/ the horrors of war be lessened! <text:s/>If morality preceded the/ hostile camps, as their sacred car (carroccio) preceded the ancient/ Italians in their war of independence, the wanton depredation/ which in these boasting times is </text:span><text:soft-page-break/><text:span text:style-name="T6">continually perpetuated, would/ no longer shock our feelings. <text:s/>Even when influenced by the/ direst passion--that of destroying human existence, men would/ learn to preserve intact those rules of equity, the absence of/ which will sop the foundation of society. <text:s/>Thus wars would/</text:span></text:p>
      <text:p text:style-name="P6"><text:span text:style-name="T6"/></text:p>
      <text:p text:style-name="P6"><text:span text:style-name="T6">[Page 10]</text:span></text:p>
      <text:p text:style-name="P6"><text:span text:style-name="T6">terminate more speedily, pacification might be more practicable,/ humanity would triumph, and justice be vindicated./ <text:s/>May the Almighty grant that the results of </text:span><text:span text:style-name="T3">a</text:span><text:span text:style-name="T6"> such a/ demeanour soon gladden our own hearts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0T11:30:06.44</meta:creation-date>
    <dc:date>2012-04-10T12:50:36.46</dc:date>
    <dc:creator>Penn Libraries</dc:creator>
    <meta:editing-duration>PT00H15M36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2" meta:word-count="1830" meta:character-count="11525"/>
  </office:meta>
</office:document-meta>
</file>